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ackground-color="#99ffff" fo:border="0.06pt solid #000000"/>
    </style:style>
    <style:style style:name="ce3" style:family="table-cell" style:parent-style-name="Default">
      <style:table-cell-properties fo:background-color="#669900" fo:border="0.06pt solid #000000"/>
    </style:style>
    <style:style style:name="ce4" style:family="table-cell" style:parent-style-name="Default">
      <style:table-cell-properties fo:background-color="#314004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9900"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14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CODE([.AA2])-64" office:value-type="float" office:value="19" calcext:value-type="float">
            <text:p>19</text:p>
          </table:table-cell>
          <table:table-cell table:style-name="ce3" table:formula="of:=CODE([.AB2])-64" office:value-type="float" office:value="5" calcext:value-type="float">
            <text:p>5</text:p>
          </table:table-cell>
          <table:table-cell table:style-name="ce3" table:formula="of:=CODE([.AC2])-64" office:value-type="float" office:value="11" calcext:value-type="float">
            <text:p>11</text:p>
          </table:table-cell>
          <table:table-cell table:style-name="ce3" table:formula="of:=CODE([.AD2])-64" office:value-type="float" office:value="18" calcext:value-type="float">
            <text:p>18</text:p>
          </table:table-cell>
          <table:table-cell table:style-name="ce3" table:formula="of:=CODE([.AE2])-64" office:value-type="float" office:value="5" calcext:value-type="float">
            <text:p>5</text:p>
          </table:table-cell>
          <table:table-cell table:style-name="ce3" table:formula="of:=CODE([.AF2])-64" office:value-type="float" office:value="20" calcext:value-type="float">
            <text:p>20</text:p>
          </table:table-cell>
          <table:table-cell table:style-name="ce3" table:formula="of:=CODE([.AG2])-64" office:value-type="float" office:value="19" calcext:value-type="float">
            <text:p>19</text:p>
          </table:table-cell>
          <table:table-cell table:style-name="ce3" table:formula="of:=CODE([.AH2])-64" office:value-type="float" office:value="5" calcext:value-type="float">
            <text:p>5</text:p>
          </table:table-cell>
          <table:table-cell table:style-name="ce3" table:formula="of:=CODE([.AI2])-64" office:value-type="float" office:value="11" calcext:value-type="float">
            <text:p>11</text:p>
          </table:table-cell>
          <table:table-cell table:style-name="ce3" table:formula="of:=CODE([.AJ2])-64" office:value-type="float" office:value="18" calcext:value-type="float">
            <text:p>18</text:p>
          </table:table-cell>
          <table:table-cell table:style-name="ce3" table:formula="of:=CODE([.AK2])-64" office:value-type="float" office:value="5" calcext:value-type="float">
            <text:p>5</text:p>
          </table:table-cell>
          <table:table-cell table:style-name="ce3" table:formula="of:=CODE([.AL2])-64" office:value-type="float" office:value="20" calcext:value-type="float">
            <text:p>20</text:p>
          </table:table-cell>
          <table:table-cell table:style-name="ce3" table:formula="of:=CODE([.AM2])-64" office:value-type="float" office:value="19" calcext:value-type="float">
            <text:p>19</text:p>
          </table:table-cell>
          <table:table-cell table:style-name="ce3" table:formula="of:=CODE([.AN2])-64" office:value-type="float" office:value="5" calcext:value-type="float">
            <text:p>5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4" table:formula="of:=CONCATENATE([.AA1];[.AA3])" office:value-type="string" office:string-value="C19" calcext:value-type="string">
            <text:p>C19</text:p>
          </table:table-cell>
          <table:table-cell table:style-name="ce4" table:formula="of:=CONCATENATE([.AB1];[.AB3])" office:value-type="string" office:string-value="O5" calcext:value-type="string">
            <text:p>O5</text:p>
          </table:table-cell>
          <table:table-cell table:style-name="ce4" table:formula="of:=CONCATENATE([.AC1];[.AC3])" office:value-type="string" office:string-value="L11" calcext:value-type="string">
            <text:p>L11</text:p>
          </table:table-cell>
          <table:table-cell table:style-name="ce4" table:formula="of:=CONCATENATE([.AD1];[.AD3])" office:value-type="string" office:string-value="L18" calcext:value-type="string">
            <text:p>L18</text:p>
          </table:table-cell>
          <table:table-cell table:style-name="ce4" table:formula="of:=CONCATENATE([.AE1];[.AE3])" office:value-type="string" office:string-value="E5" calcext:value-type="string">
            <text:p>E5</text:p>
          </table:table-cell>
          <table:table-cell table:style-name="ce4" table:formula="of:=CONCATENATE([.AF1];[.AF3])" office:value-type="string" office:string-value="G20" calcext:value-type="string">
            <text:p>G20</text:p>
          </table:table-cell>
          <table:table-cell table:style-name="ce4" table:formula="of:=CONCATENATE([.AG1];[.AG3])" office:value-type="string" office:string-value="I19" calcext:value-type="string">
            <text:p>I19</text:p>
          </table:table-cell>
          <table:table-cell table:style-name="ce4" table:formula="of:=CONCATENATE([.AH1];[.AH3])" office:value-type="string" office:string-value="U5" calcext:value-type="string">
            <text:p>U5</text:p>
          </table:table-cell>
          <table:table-cell table:style-name="ce4" table:formula="of:=CONCATENATE([.AI1];[.AI3])" office:value-type="string" office:string-value="M11" calcext:value-type="string">
            <text:p>M11</text:p>
          </table:table-cell>
          <table:table-cell table:style-name="ce4" table:formula="of:=CONCATENATE([.AJ1];[.AJ3])" office:value-type="string" office:string-value="G18" calcext:value-type="string">
            <text:p>G18</text:p>
          </table:table-cell>
          <table:table-cell table:style-name="ce4" table:formula="of:=CONCATENATE([.AK1];[.AK3])" office:value-type="string" office:string-value="O5" calcext:value-type="string">
            <text:p>O5</text:p>
          </table:table-cell>
          <table:table-cell table:style-name="ce4" table:formula="of:=CONCATENATE([.AL1];[.AL3])" office:value-type="string" office:string-value="S20" calcext:value-type="string">
            <text:p>S20</text:p>
          </table:table-cell>
          <table:table-cell table:style-name="ce4" table:formula="of:=CONCATENATE([.AM1];[.AM3])" office:value-type="string" office:string-value="T19" calcext:value-type="string">
            <text:p>T19</text:p>
          </table:table-cell>
          <table:table-cell table:style-name="ce4" table:formula="of:=CONCATENATE([.AN1];[.AN3])" office:value-type="string" office:string-value="O5" calcext:value-type="string">
            <text:p>O5</text:p>
          </table:table-cell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5" table:formula="of:=INDIRECT([.AA4])" office:value-type="string" office:string-value="U" calcext:value-type="string">
            <text:p>U</text:p>
          </table:table-cell>
          <table:table-cell table:style-name="ce5" table:formula="of:=INDIRECT([.AB4])" office:value-type="string" office:string-value="S" calcext:value-type="string">
            <text:p>S</text:p>
          </table:table-cell>
          <table:table-cell table:style-name="ce5" table:formula="of:=INDIRECT([.AC4])" office:value-type="string" office:string-value="V" calcext:value-type="string">
            <text:p>V</text:p>
          </table:table-cell>
          <table:table-cell table:style-name="ce5" table:formula="of:=INDIRECT([.AD4])" office:value-type="string" office:string-value="C" calcext:value-type="string">
            <text:p>C</text:p>
          </table:table-cell>
          <table:table-cell table:style-name="ce5" table:formula="of:=INDIRECT([.AE4])" office:value-type="string" office:string-value="I" calcext:value-type="string">
            <text:p>I</text:p>
          </table:table-cell>
          <table:table-cell table:style-name="ce5" table:formula="of:=INDIRECT([.AF4])" office:value-type="string" office:string-value="Z" calcext:value-type="string">
            <text:p>Z</text:p>
          </table:table-cell>
          <table:table-cell table:style-name="ce5" table:formula="of:=INDIRECT([.AG4])" office:value-type="string" office:string-value="A" calcext:value-type="string">
            <text:p>A</text:p>
          </table:table-cell>
          <table:table-cell table:style-name="ce5" table:formula="of:=INDIRECT([.AH4])" office:value-type="string" office:string-value="Y" calcext:value-type="string">
            <text:p>Y</text:p>
          </table:table-cell>
          <table:table-cell table:style-name="ce5" table:formula="of:=INDIRECT([.AI4])" office:value-type="string" office:string-value="W" calcext:value-type="string">
            <text:p>W</text:p>
          </table:table-cell>
          <table:table-cell table:style-name="ce5" table:formula="of:=INDIRECT([.AJ4])" office:value-type="string" office:string-value="X" calcext:value-type="string">
            <text:p>X</text:p>
          </table:table-cell>
          <table:table-cell table:style-name="ce5" table:formula="of:=INDIRECT([.AK4])" office:value-type="string" office:string-value="S" calcext:value-type="string">
            <text:p>S</text:p>
          </table:table-cell>
          <table:table-cell table:style-name="ce5" table:formula="of:=INDIRECT([.AL4])" office:value-type="string" office:string-value="L" calcext:value-type="string">
            <text:p>L</text:p>
          </table:table-cell>
          <table:table-cell table:style-name="ce5" table:formula="of:=INDIRECT([.AM4])" office:value-type="string" office:string-value="L" calcext:value-type="string">
            <text:p>L</text:p>
          </table:table-cell>
          <table:table-cell table:style-name="ce5" table:formula="of:=INDIRECT([.AN4])" office:value-type="string" office:string-value="S" calcext:value-type="string">
            <text:p>S</text:p>
          </table:table-cell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6" table:number-columns-repeated="1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14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office:value-type="string" calcext:value-type="string">
            <text:p>`=ADR.POŚR(ZŁĄCZ.TEKSTY(AA1;KOD(AA2)-64))</text:p>
          </table:table-cell>
          <table:table-cell table:number-columns-repeated="13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office:value-type="string" calcext:value-type="string">
            <text:p>`=KOD("A")</text:p>
          </table:table-cell>
          <table:table-cell table:number-columns-repeated="13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office:value-type="string" calcext:value-type="string">
            <text:p>`=ZŁĄCZ.TEKSTY("A";"1")</text:p>
          </table:table-cell>
          <table:table-cell table:number-columns-repeated="13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office:value-type="string" calcext:value-type="string">
            <text:p>`=ADR.POŚR("A1")</text:p>
          </table:table-cell>
          <table:table-cell table:number-columns-repeated="13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 style:data-style-name="N2" text:time-value="07:15:15.53811728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1:37.871728065</meta:creation-date>
    <dc:date>2017-03-10T07:35:06.551410048</dc:date>
    <meta:editing-duration>PT25M23S</meta:editing-duration>
    <meta:editing-cycles>3</meta:editing-cycles>
    <meta:generator>LibreOffice/5.2.5.1$Linux_X86_64 LibreOffice_project/20m0$Build-1</meta:generator>
    <meta:document-statistic meta:table-count="1" meta:cell-count="750" meta:object-count="0"/>
  </office:meta>
</office:document-meta>
</file>